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4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align="center" fo:text-indent="0cm"/>
      <style:text-properties fo:font-size="28pt"/>
    </style:style>
    <style:style style:name="P7" style:family="paragraph">
      <style:paragraph-properties fo:margin-left="0.318cm" fo:margin-right="0cm" fo:text-indent="0cm"/>
      <style:text-properties fo:font-size="28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8pt" fo:text-shadow="1pt 1pt" style:font-size-asian="28pt" style:font-size-complex="28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738</text:span></text:p>
            <text:p text:style-name="P1"><text:span text:style-name="T2">“</text:span><text:span text:style-name="T2">Lord of All Hopeful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54cm" svg:height="7.039cm" svg:x="1.29cm" svg:y="0.581cm">
          <draw:text-box>
            <text:p text:style-name="P4"><text:span text:style-name="T3">1. </text:span><text:span text:style-name="T4">Lord of all hopefulness,</text:span></text:p>
            <text:p text:style-name="P4"><text:span text:style-name="T4">Lord of all joy,</text:span><text:span text:style-name="T4"><text:line-break/></text:span><text:span text:style-name="T4">Whose trust, ever childlike,</text:span></text:p>
            <text:p text:style-name="P4"><text:span text:style-name="T4">no cares could destro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5.654cm" svg:height="7.011cm" svg:x="1.29cm" svg:y="0.581cm">
          <draw:text-box>
            <text:p text:style-name="P4"><text:span text:style-name="T4">Be there at our waking,</text:span></text:p>
            <text:p text:style-name="P4"><text:span text:style-name="T4">and give us, we pray,</text:span><text:span text:style-name="T4"><text:line-break/></text:span><text:span text:style-name="T4">Your bliss in our hearts,</text:span></text:p>
            <text:p text:style-name="P4"><text:span text:style-name="T4">Lord, at the break of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4" draw:text-style-name="P5" draw:layer="layout" svg:width="25.654cm" svg:height="7.011cm" svg:x="1.27cm" svg:y="0.525cm">
          <draw:text-box>
            <text:p text:style-name="P4"><text:span text:style-name="T3">2. </text:span><text:span text:style-name="T4">Lord of all eagerness,</text:span></text:p>
            <text:p text:style-name="P4"><text:span text:style-name="T4">Lord of all faith,</text:span><text:span text:style-name="T4"><text:line-break/></text:span><text:span text:style-name="T4">Whose strong hands were skilled</text:span></text:p>
            <text:p text:style-name="P4"><text:span text:style-name="T4">at the plane and the lath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4" draw:text-style-name="P5" draw:layer="layout" svg:width="25.654cm" svg:height="7.011cm" svg:x="1.27cm" svg:y="0.497cm">
          <draw:text-box>
            <text:p text:style-name="P4"><text:span text:style-name="T4">Be there at our labors,</text:span></text:p>
            <text:p text:style-name="P4"><text:span text:style-name="T4">and give us, we pray,</text:span><text:span text:style-name="T4"><text:line-break/></text:span><text:span text:style-name="T4">Your strength in our hearts,</text:span></text:p>
            <text:p text:style-name="P4"><text:span text:style-name="T4">Lord, at the noon of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4" draw:text-style-name="P5" draw:layer="layout" svg:width="25.654cm" svg:height="7.011cm" svg:x="1.27cm" svg:y="0.637cm">
          <draw:text-box>
            <text:p text:style-name="P4"><text:span text:style-name="T3">3. </text:span><text:span text:style-name="T4">Lord of all kindliness,</text:span></text:p>
            <text:p text:style-name="P4"><text:span text:style-name="T4">Lord of all grace,</text:span><text:span text:style-name="T4"><text:line-break/></text:span><text:span text:style-name="T4">Your hands swift to welcome,</text:span></text:p>
            <text:p text:style-name="P4"><text:span text:style-name="T4">Your arms to embrac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4" draw:text-style-name="P5" draw:layer="layout" svg:width="25.654cm" svg:height="7.011cm" svg:x="1.27cm" svg:y="0.508cm">
          <draw:text-box>
            <text:p text:style-name="P4"><text:span text:style-name="T4">Be there at our homing,</text:span></text:p>
            <text:p text:style-name="P4"><text:span text:style-name="T4">and give us, we pray,</text:span><text:span text:style-name="T4"><text:line-break/></text:span><text:span text:style-name="T4">Your love in our hearts,</text:span></text:p>
            <text:p text:style-name="P4"><text:span text:style-name="T4">Lord, at the eve of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4" draw:text-style-name="P5" draw:layer="layout" svg:width="25.654cm" svg:height="7.011cm" svg:x="1.105cm" svg:y="0.457cm">
          <draw:text-box>
            <text:p text:style-name="P4"><text:span text:style-name="T3">4. </text:span><text:span text:style-name="T4">Lord of all gentleness,</text:span></text:p>
            <text:p text:style-name="P4"><text:span text:style-name="T4">Lord of all calm,</text:span><text:span text:style-name="T4"><text:line-break/></text:span><text:span text:style-name="T4">Whose voice is contentment,</text:span></text:p>
            <text:p text:style-name="P4"><text:span text:style-name="T4">whose presence is balm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5" draw:text-style-name="P8" draw:layer="layout" svg:width="25.654cm" svg:height="14.658cm" svg:x="1.105cm" svg:y="0.457cm">
          <draw:text-box>
            <text:p text:style-name="P1"><text:span text:style-name="T4">Be there at our sleeping, </text:span></text:p>
            <text:p text:style-name="P1"><text:span text:style-name="T4">and give us, we pray,</text:span><text:span text:style-name="T4"><text:line-break/></text:span><text:span text:style-name="T4">Your peace in our hearts, </text:span></text:p>
            <text:p text:style-name="P1"><text:span text:style-name="T4">Lord, at the end of the day.</text:span></text:p>
            <text:p text:style-name="P6"><text:span text:style-name="T5"><text:line-break/></text:span><text:span text:style-name="T5"/></text:p>
            <text:p text:style-name="P7"><text:span text:style-name="T6"><text:s text:c="8"/></text:span><text:span text:style-name="T6">© Oxford University Press.</text:span></text:p>
            <text:p text:style-name="P7"><text:span text:style-name="T6"><text:s text:c="8"/></text:span><text:span text:style-name="T6">Used by permission: LSB Hymn License</text:span></text:p>
            <text:p text:style-name="P7"><text:span text:style-name="T6"><text:s text:c="8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2:14:37.133000000</meta:creation-date>
    <dc:title>Hymn template</dc:title>
    <meta:editing-duration>PT40M14S</meta:editing-duration>
    <meta:editing-cycles>12</meta:editing-cycles>
    <meta:generator>LibreOffice/6.1.5.2$Windows_X86_64 LibreOffice_project/90f8dcf33c87b3705e78202e3df5142b201bd805</meta:generator>
    <meta:initial-creator>Arthur Hoch</meta:initial-creator>
    <dc:date>2019-04-29T15:49:50.373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1-28T12:14:36.837000000"/>
  </office:meta>
</office:document-meta>
</file>